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font-weight="bold" style:font-weight-asian="bold" style:font-weight-complex="bold" fo:language="en" fo:country="US"/>
    </style:style>
    <style:style style:name="P79" style:parent-style-name="Standard" style:family="paragraph">
      <style:text-properties fo:font-weight="bold" style:font-weight-asian="bold" style:font-weight-complex="bold" fo:language="en" fo:country="US"/>
    </style:style>
    <style:style style:name="P80" style:parent-style-name="Standard" style:list-style-name="LFO2" style:family="paragraph">
      <style:text-properties fo:language="en" fo:country="US"/>
    </style:style>
    <style:style style:name="P81" style:parent-style-name="Standard" style:list-style-name="LFO2" style:family="paragraph">
      <style:text-properties fo:language="en" fo:country="US"/>
    </style:style>
    <style:style style:name="P82" style:parent-style-name="Standard" style:list-style-name="LFO2" style:family="paragraph">
      <style:text-properties fo:language="en" fo:country="US"/>
    </style:style>
    <style:style style:name="P83" style:parent-style-name="Standard" style:list-style-name="LFO2" style:family="paragraph">
      <style:text-properties fo:language="en" fo:country="US"/>
    </style:style>
    <style:style style:name="P84" style:parent-style-name="Standard" style:list-style-name="LFO2" style:family="paragraph">
      <style:text-properties fo:language="en" fo:country="US"/>
    </style:style>
    <style:style style:name="P85" style:parent-style-name="Standard" style:list-style-name="LFO2" style:family="paragraph"/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T97" style:parent-style-name="DefaultParagraphFont" style:family="text">
      <style:text-properties fo:language="en" fo:country="US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1- Quale tra i seguenti è un identificatore di variabile valido in Python?</text:p>
      <text:p text:style-name="Standard">a) _numero_sezioni</text:p>
      <text:p text:style-name="Standard">b) 2sezioni</text:p>
      <text:p text:style-name="Standard">c) _numero-sezioni</text:p>
      <text:p text:style-name="Standard">d) numero&amp;sezioni</text:p>
      <text:p text:style-name="P2"/>
      <text:p text:style-name="Standard"><text:span text:style-name="T3">2- Quale delle seguenti è una tupla correttamente definita?</text:span><text:line-break/>a) bob = [10, “30”, 4.25,<text:s/>‘bye’]</text:p>
      <text:p text:style-name="P4">b) bob = 10, “30”, 4.25, ‘bye’</text:p>
      <text:p text:style-name="P5">c) bob = (10, “30”, 4.25, ‘bye’)</text:p>
      <text:p text:style-name="Standard">d) bob = {10, “30”, 4.25, ‘bye’</text:p>
      <text:p text:style-name="Standard"/>
      <text:p text:style-name="P6">3- Quale tra le seguenti strutture dati è ordinata, modificabile ed ammette duplicati?</text:p>
      <text:p text:style-name="P7">a) dictionary</text:p>
      <text:p text:style-name="P8">b) list</text:p>
      <text:p text:style-name="P9">c) tuple</text:p>
      <text:p text:style-name="Standard">d) set</text:p>
      <text:p text:style-name="Standard"/>
      <text:p text:style-name="P10">4- Quale di queste<text:s/>collezioni definisce un dizionario?</text:p>
      <text:p text:style-name="P11">a) {‘name’: ‘apple’, ‘color’: ‘green’}</text:p>
      <text:p text:style-name="P12">b) (‘apple’, ‘banana’, ‘cherry’)</text:p>
      <text:p text:style-name="P13">c) [‘apple’, ‘banana’, ‘cherry’]</text:p>
      <text:p text:style-name="Standard">d) {‘apple’, ‘banana’, ‘cherry’}</text:p>
      <text:p text:style-name="Standard"/>
      <text:p text:style-name="Standard"/>
      <text:p text:style-name="P14">5- Quale delle seguenti affermazioni<text:s/>sulle stringhe è vera?</text:p>
      <text:p text:style-name="Standard">a) è un particolare<text:s/>tipo di sequenza</text:p>
      <text:p text:style-name="Standard">b) è possibile utilizzare le funzionalità di indexing e slicing</text:p>
      <text:p text:style-name="Standard">c) è immutabile</text:p>
      <text:p text:style-name="Standard">d) tutte le risposte precedenti sono vere</text:p>
      <text:p text:style-name="Standard"/>
      <text:p text:style-name="Standard"/>
      <text:p text:style-name="Standard"><text:span text:style-name="T15">6- Quale metodo della classe str è utilizzato per sostituire una parte della stringa?</text:span></text:p>
      <text:p text:style-name="P16">a) replaceString()</text:p>
      <text:p text:style-name="P17">b) switch()</text:p>
      <text:p text:style-name="P18">c) replace()</text:p>
      <text:p text:style-name="Standard">d) repl()</text:p>
      <text:p text:style-name="Standard"/>
      <text:p text:style-name="Standard"/>
      <text:p text:style-name="Standard"><text:span text:style-name="T19">7- A cosa serve la funzione type in Python?</text:span></text:p>
      <text:p text:style-name="Standard">a) converte il formato dei valori da stringa a numero e viceversa</text:p>
      <text:p text:style-name="Standard">b) permette di ottenere informazioni aggiuntive su un oggetto</text:p>
      <text:p text:style-name="Standard">c) indica a quale tipo o categoria di valori appartiene un dato valore</text:p>
      <text:p text:style-name="Standard">d) costruisce le classi di oggetti definiti dall’utente</text:p>
      <text:p text:style-name="Standard"/>
      <text:p text:style-name="Standard"><text:span text:style-name="T20">8- Relativamente alle classi con il termine metodo ci si riferisce a:</text:span></text:p>
      <text:p text:style-name="Standard">a) Una funzione associata ad una particolare classe di oggetti</text:p>
      <text:p text:style-name="Standard">b) Una funzione che si richiama<text:s/>anteponendo il nome dell’oggetto a cui si applica seguito da un punto (es. nomeOggetto.metodo)</text:p>
      <text:p text:style-name="Standard">c) Tutte le altre risposte sono corrette</text:p>
      <text:p text:style-name="Standard">d) Una funzione che può agire sugli attributi degli oggetti modificandone il valore</text:p>
      <text:p text:style-name="Standard"/>
      <text:soft-page-break/>
      <text:p text:style-name="P21">9- Quale tra le seguenti è l’intestazione corretta di un ciclo while in Python?</text:p>
      <text:p text:style-name="P22">a) while (x &lt; y )</text:p>
      <text:p text:style-name="P23">b) while x &lt; y:</text:p>
      <text:p text:style-name="Standard">c) while x &gt; y {</text:p>
      <text:p text:style-name="P24"/>
      <text:p text:style-name="P25">10- Quale istruzione è utilizzata per bloccare un ciclo?</text:p>
      <text:p text:style-name="P26">a) break</text:p>
      <text:p text:style-name="P27">b) stop</text:p>
      <text:p text:style-name="P28">c) return</text:p>
      <text:p text:style-name="Standard">d) exit</text:p>
      <text:p text:style-name="Standard"/>
      <text:p text:style-name="P29">11- Quale tra queste intestazioni di un ciclo for è corretto?</text:p>
      <text:p text:style-name="P30">a) for x in y:</text:p>
      <text:p text:style-name="P31">b) for each x in y:</text:p>
      <text:p text:style-name="Standard">c) for x &gt; y:</text:p>
      <text:p text:style-name="Standard"/>
      <text:p text:style-name="Standard"/>
      <text:p text:style-name="P32">12- Quale tipologia di sequenza non ammette duplicati?</text:p>
      <text:p text:style-name="P33">a) list</text:p>
      <text:p text:style-name="P34">b) set</text:p>
      <text:p text:style-name="P35">c) tuple</text:p>
      <text:p text:style-name="P36"/>
      <text:p text:style-name="P37"/>
      <text:p text:style-name="Standard"><text:span text:style-name="T38">13- Quale delle seguenti porzioni di codice Python cerca e sostituisce la regione scritta in maniera errata <text:s/>e poi si ferma?</text:span></text:p>
      <text:p text:style-name="Standard"/>
      <text:p text:style-name="P39">a)</text:p>
      <text:p text:style-name="Standard">regione = [“Liguria”, “Piemonte”, “Frialli”, “Sicilia”]</text:p>
      <text:p text:style-name="P40">i = 0</text:p>
      <text:p text:style-name="P41">for reg in regione:</text:p>
      <text:p text:style-name="P42"><text:s text:c="4"/>if reg == “Frialli”:</text:p>
      <text:p text:style-name="Standard"><text:span text:style-name="T43"><text:s text:c="8"/></text:span>regione[i] = “Friuli”</text:p>
      <text:p text:style-name="Standard"><text:s text:c="8"/>print(“La regione scritta male era la”, str(i+1) + “a”)<text:line-break/><text:s text:c="8"/>break</text:p>
      <text:p text:style-name="Standard"><text:s text:c="4"/>else:</text:p>
      <text:p text:style-name="Standard"><text:s text:c="8"/>i = i + 1</text:p>
      <text:p text:style-name="Standard"/>
      <text:p text:style-name="P44">b)</text:p>
      <text:p text:style-name="Standard">regione = [“Liguria”, “Piemonte”, “Frialli”, “Sicilia”]</text:p>
      <text:p text:style-name="P45">i = 0</text:p>
      <text:p text:style-name="P46">for reg in regione:</text:p>
      <text:p text:style-name="P47"><text:s text:c="4"/>if reg == “Frialli”:</text:p>
      <text:p text:style-name="Standard"><text:span text:style-name="T48"><text:s text:c="8"/></text:span>regione[i] = “Friuli”</text:p>
      <text:p text:style-name="Standard"><text:s text:c="8"/>print(“La regione scritta male era la”, i + “a”)<text:line-break/><text:s text:c="8"/>break</text:p>
      <text:p text:style-name="Standard"><text:s text:c="4"/>else:</text:p>
      <text:p text:style-name="Standard"><text:s text:c="8"/>i = i + 1</text:p>
      <text:p text:style-name="Standard"/>
      <text:p text:style-name="Standard"/>
      <text:p text:style-name="Standard"/>
      <text:p text:style-name="P49">c)</text:p>
      <text:p text:style-name="Standard">regione =<text:s/>[“Liguria”, “Piemonte”, “Frialli”, “Sicilia”]</text:p>
      <text:soft-page-break/>
      <text:p text:style-name="Standard">i = 0</text:p>
      <text:p text:style-name="Standard">while reg != “Frialli”:</text:p>
      <text:p text:style-name="Standard"><text:s text:c="4"/>i = i + 1</text:p>
      <text:p text:style-name="Standard">untill:</text:p>
      <text:p text:style-name="Standard"><text:s text:c="4"/>regione[i] = “Friuli”</text:p>
      <text:p text:style-name="Standard"><text:s text:c="4"/>print(“La regione scritta male era la”, str(i+1) + “a”)</text:p>
      <text:p text:style-name="Standard"/>
      <text:p text:style-name="Standard"/>
      <text:p text:style-name="P50">d)</text:p>
      <text:p text:style-name="Standard">regione = [“Liguria”, “Piemonte”, “Frialli”, “Sicilia”]</text:p>
      <text:p text:style-name="P51">i = 0</text:p>
      <text:p text:style-name="P52">for reg in regione:</text:p>
      <text:p text:style-name="P53"><text:s text:c="4"/>if reg &lt;&gt; “Frialli”:</text:p>
      <text:p text:style-name="Standard"><text:span text:style-name="T54"><text:s text:c="8"/></text:span>regione[i] = “Friuli”</text:p>
      <text:p text:style-name="Standard"><text:s text:c="8"/>print(“La regione scritta male era la”, str(i+1) + “a”)</text:p>
      <text:p text:style-name="Standard"><text:s text:c="8"/>break</text:p>
      <text:p text:style-name="Standard"><text:s text:c="4"/>else:</text:p>
      <text:p text:style-name="Standard"><text:s text:c="8"/>i = i + 1</text:p>
      <text:p text:style-name="P55"/>
      <text:p text:style-name="Standard"><text:span text:style-name="T56">14- Scrivete una funzione di nome rimuovi_duplicati che richieda una lista</text:span><text:span text:style-name="T57"><text:s/>come parametro e restituisca una nuova lista che contiene solo valori non ripetuti. Suggerimento: non è necessario che siano nello stesso ordine.</text:span></text:p>
      <text:p text:style-name="P58"/>
      <text:p text:style-name="P59">15- Per effettuare l’overload dell’operatore + quando eseguiamo l’operazione “istanza + valore” quale funzione dobbiamo ridefinire?</text:p>
      <text:p text:style-name="P60">a) __add__</text:p>
      <text:p text:style-name="P61">b) __radd__</text:p>
      <text:p text:style-name="P62">c) __iadd__</text:p>
      <text:p text:style-name="P63"/>
      <text:p text:style-name="P64">16 – Qual è il risultato atteso della seguente porzione di codice:</text:p>
      <text:p text:style-name="P65"/>
      <text:p text:style-name="Standard">k=1<text:tab/><text:tab/># linea 1</text:p>
      <text:p text:style-name="Standard">def a(k):<text:tab/># linea 2</text:p>
      <text:p text:style-name="Standard"><text:s text:c="3"/>return 2*k<text:tab/># linea 3</text:p>
      <text:p text:style-name="Standard">k=2+a(k)<text:tab/># linea 4</text:p>
      <text:p text:style-name="Standard">print(a(k))<text:tab/># linea 5</text:p>
      <text:p text:style-name="P66"/>
      <text:list text:style-name="LFO1" text:continue-numbering="true">
        <text:list-item>
          <text:p text:style-name="P67">Stampa 8</text:p>
        </text:list-item>
        <text:list-item>
          <text:p text:style-name="P68">Stampa 4</text:p>
        </text:list-item>
        <text:list-item>
          <text:p text:style-name="P69">Stampa 6</text:p>
        </text:list-item>
        <text:list-item>
          <text:p text:style-name="P70">Genera un’eccezione a run time relativamente alla linea 4</text:p>
        </text:list-item>
        <text:list-item>
          <text:p text:style-name="P71">Genera un’eccezione a run time relativamente alla linea 5</text:p>
        </text:list-item>
      </text:list>
      <text:p text:style-name="Standard"/>
      <text:p text:style-name="P72">17 – Qual è il risultato atteso della seguente porzione di codice:</text:p>
      <text:p text:style-name="P73"/>
      <text:p text:style-name="P74">s=’python’</text:p>
      <text:p text:style-name="P75">for i in range(len(s)):</text:p>
      <text:p text:style-name="P76"><text:s text:c="2"/>i=s[i].upper()</text:p>
      <text:p text:style-name="P77">print(s,end=””)</text:p>
      <text:p text:style-name="P78"/>
      <text:p text:style-name="P79"/>
      <text:list text:style-name="LFO2" text:continue-numbering="true">
        <text:list-item>
          <text:p text:style-name="P80">PYTHON</text:p>
        </text:list-item>
        <text:list-item>
          <text:p text:style-name="P81">Python</text:p>
        </text:list-item>
        <text:list-item>
          <text:p text:style-name="P82">python</text:p>
        </text:list-item>
        <text:list-item>
          <text:p text:style-name="P83">P Y T H O N</text:p>
        </text:list-item>
        <text:list-item>
          <text:p text:style-name="P84">P y t h o n</text:p>
        </text:list-item>
        <text:list-item>
          <text:p text:style-name="P85">Il codice genera un’eccezione a runtime</text:p>
        </text:list-item>
      </text:list>
      <text:p text:style-name="Standard"/>
      <text:p text:style-name="P86">18 – Esplicitare il meccanismo del passaggio di parametri in Python</text:p>
      <text:p text:style-name="P87"/>
      <text:p text:style-name="P88"/>
      <text:p text:style-name="P89">19- Utilizzando il seguente costrutto per la gestione delle eccezioni:</text:p>
      <text:p text:style-name="P90">try:</text:p>
      <text:p text:style-name="P91"><text:s text:c="4"/>n = int(x)</text:p>
      <text:p text:style-name="P92">except Exception:</text:p>
      <text:p text:style-name="P93"><text:s text:c="4"/>pass</text:p>
      <text:p text:style-name="P94">else:</text:p>
      <text:p text:style-name="P95"><text:s text:c="4"/>print(‘…’)</text:p>
      <text:p text:style-name="P96">finally:</text:p>
      <text:p text:style-name="Standard"><text:span text:style-name="T97"><text:s text:c="4"/></text:span>print(‘…’)</text:p>
      <text:p text:style-name="P98"/>
      <text:p text:style-name="Standard"><text:span text:style-name="T99">quali delle seguenti affermazioni è vera nell’ipotesi che nel blocco di codice relativo al try venga lanciata un’eccezione?</text:span></text:p>
      <text:p text:style-name="Standard"><text:span text:style-name="T100">a)<text:s/></text:span>sarà eseguito il blocco di<text:s/>codice presente nella clausola except e l’applicazione verrà terminata</text:p>
      <text:p text:style-name="Standard"><text:span text:style-name="T101">b)</text:span><text:s/>sarà eseguito il blocco di codice presente nella clausola except ed il relativo codice presente nel finally per proseguire con l’esecuzione dell’applicazione</text:p>
      <text:p text:style-name="Standard"><text:span text:style-name="T102">c)</text:span><text:s/>il codice mostrato genera un errore di sintassi a causa della presenza della clausola else</text:p>
      <text:p text:style-name="Standard"/>
      <text:p text:style-name="P103">20- Quale, tra le seguenti istruzioni, può essere utilizzata per invocare il metodo stampa_risultati della classe Partita sulla sua istanza p?</text:p>
      <text:p text:style-name="Standard">a) Partita.stampa_risultati(p)</text:p>
      <text:p text:style-name="Standard">b) p.stampa_risultati()</text:p>
      <text:p text:style-name="Standard">c) entrambe le risposte precedenti</text:p>
      <text:p text:style-name="Standard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cio, Carmine</meta:initial-creator>
    <dc:creator>Riccio, Carmine</dc:creator>
    <meta:creation-date>2020-11-14T11:07:00Z</meta:creation-date>
    <dc:date>2020-11-14T11:21:00Z</dc:date>
    <meta:template xlink:href="Normal.dotm" xlink:type="simple"/>
    <meta:editing-cycles>3</meta:editing-cycles>
    <meta:editing-duration>PT120S</meta:editing-duration>
    <meta:document-statistic meta:page-count="4" meta:paragraph-count="10" meta:word-count="755" meta:character-count="5051" meta:row-count="35" meta:non-whitespace-character-count="4306"/>
  </office:meta>
</office:document-meta>
</file>